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T1" style:family="text">
      <style:text-properties fo:color="#569cd6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808080" loext:opacity="100%"/>
    </style:style>
    <style:style style:name="T4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YPE</text:span> <text:span text:style-name="T2">html</text:span><text:span text:style-name="T3">&gt;</text:span></text:p>
      <text:p text:style-name="P1"><text:span text:style-name="T3">&lt;</text:span><text:span text:style-name="T1">html</text:span> <text:span text:style-name="T2">lang</text:span>=<text:span text:style-name="T4">"en"</text:span><text:span text:style-name="T3">&gt;</text:span></text:p>
      <text:p text:style-name="P1"><text:span text:style-name="T3">&lt;</text:span><text:span text:style-name="T1">head</text:span><text:span text:style-name="T3">&gt;</text:span></text:p>
      <text:p text:style-name="P1"><text:span text:style-name="T3">&lt;</text:span><text:span text:style-name="T1">meta</text:span> <text:span text:style-name="T2">charset</text:span>=<text:span text:style-name="T4">"UTF-8"</text:span><text:span text:style-name="T3">&gt;</text:span></text:p>
      <text:p text:style-name="P1"><text:span text:style-name="T3">&lt;</text:span><text:span text:style-name="T1">meta</text:span> <text:span text:style-name="T2">http-equiv</text:span>=<text:span text:style-name="T4">"X-UA-Compatible"</text:span> <text:span text:style-name="T2">content</text:span>=<text:span text:style-name="T4">"IE=edge"</text:span><text:span text:style-name="T3">&gt;</text:span></text:p>
      <text:p text:style-name="P1"><text:span text:style-name="T3">&lt;</text:span><text:span text:style-name="T1">meta</text:span> <text:span text:style-name="T2">name</text:span>=<text:span text:style-name="T4">"viewport"</text:span> <text:span text:style-name="T2">content</text:span>=<text:span text:style-name="T4">"width=</text:span></text:p>
      <text:p text:style-name="P1"><text:span text:style-name="T4">, initial-scale=1.0"</text:span><text:span text:style-name="T3">&gt;</text:span></text:p>
      <text:p text:style-name="P1"><text:span text:style-name="T3">&lt;</text:span><text:span text:style-name="T1">link</text:span> <text:span text:style-name="T2">href</text:span>=<text:span text:style-name="T4">"https://cdn.jsdelivr.net/npm/bootstrap@5.3.0-alpha1/dist/css/bootstrap.min.css"</text:span> <text:span text:style-name="T2">rel</text:span>=<text:span text:style-name="T4">"stylesheet"</text:span> <text:span text:style-name="T2">integrity</text:span>=<text:span text:style-name="T4">"sha384-GLhlTQ8iRABdZLl6O3oVMWSktQOp6b7In1Zl3/Jr59b6EGGoI1aFkw7cmDA6j6gD"</text:span> <text:span text:style-name="T2">crossorigin</text:span>=<text:span text:style-name="T4">"anonymous"</text:span><text:span text:style-name="T3">&gt;</text:span></text:p>
      <text:p text:style-name="P1"><text:span text:style-name="T3">&lt;</text:span><text:span text:style-name="T1">title</text:span><text:span text:style-name="T3">&gt;</text:span>Document<text:span text:style-name="T3">&lt;/</text:span><text:span text:style-name="T1">title</text:span><text:span text:style-name="T3">&gt;</text:span></text:p>
      <text:p text:style-name="P1"><text:span text:style-name="T3">&lt;/</text:span><text:span text:style-name="T1">head</text:span><text:span text:style-name="T3">&gt;</text:span></text:p>
      <text:p text:style-name="P1"><text:span text:style-name="T3">&lt;</text:span><text:span text:style-name="T1">body</text:span><text:span text:style-name="T3">&gt;</text:span></text:p>
      <text:p text:style-name="P1"><text:span text:style-name="T3">&lt;</text:span><text:span text:style-name="T1">nav</text:span> <text:span text:style-name="T2">class</text:span>=<text:span text:style-name="T4">"navbar navbar-expand-lg bg-body-tertiary"</text:span><text:span text:style-name="T3">&gt;</text:span></text:p>
      <text:p text:style-name="P1"><text:span text:style-name="T3">&lt;</text:span><text:span text:style-name="T1">div</text:span> <text:span text:style-name="T2">class</text:span>=<text:span text:style-name="T4">"container-fluid"</text:span><text:span text:style-name="T3">&gt;</text:span></text:p>
      <text:p text:style-name="P1"><text:span text:style-name="T3">&lt;</text:span><text:span text:style-name="T1">a</text:span> <text:span text:style-name="T2">class</text:span>=<text:span text:style-name="T4">"navbar-brand"</text:span> <text:span text:style-name="T2">href</text:span>=<text:span text:style-name="T4">"#"</text:span><text:span text:style-name="T3">&gt;</text:span>Nasus<text:span text:style-name="T3">&lt;/</text:span><text:span text:style-name="T1">a</text:span><text:span text:style-name="T3">&gt;</text:span></text:p>
      <text:p text:style-name="P1"><text:span text:style-name="T3">&lt;</text:span><text:span text:style-name="T1">button</text:span> <text:span text:style-name="T2">class</text:span>=<text:span text:style-name="T4">"navbar-toggler"</text:span> <text:span text:style-name="T2">type</text:span>=<text:span text:style-name="T4">"button"</text:span> <text:span text:style-name="T2">data-bs-toggle</text:span>=<text:span text:style-name="T4">"collapse"</text:span> <text:span text:style-name="T2">data-bs-target</text:span>=<text:span text:style-name="T4">"#navbarSupportedContent"</text:span> <text:span text:style-name="T2">aria-controls</text:span>=<text:span text:style-name="T4">"navbarSupportedContent"</text:span> <text:span text:style-name="T2">aria-expanded</text:span>=<text:span text:style-name="T4">"false"</text:span> <text:span text:style-name="T2">aria-label</text:span>=<text:span text:style-name="T4">"Toggle navigation"</text:span><text:span text:style-name="T3">&gt;</text:span></text:p>
      <text:p text:style-name="P1"><text:span text:style-name="T3">&lt;</text:span><text:span text:style-name="T1">span</text:span> <text:span text:style-name="T2">class</text:span>=<text:span text:style-name="T4">"navbar-toggler-icon"</text:span><text:span text:style-name="T3">&gt;&lt;/</text:span><text:span text:style-name="T1">span</text:span><text:span text:style-name="T3">&gt;</text:span></text:p>
      <text:p text:style-name="P1"><text:span text:style-name="T3">&lt;/</text:span><text:span text:style-name="T1">button</text:span><text:span text:style-name="T3">&gt;</text:span></text:p>
      <text:p text:style-name="P1"><text:span text:style-name="T3">&lt;</text:span><text:span text:style-name="T1">div</text:span> <text:span text:style-name="T2">class</text:span>=<text:span text:style-name="T4">"collapse navbar-collapse"</text:span> <text:span text:style-name="T2">id</text:span>=<text:span text:style-name="T4">"navbarSupportedContent"</text:span><text:span text:style-name="T3">&gt;</text:span></text:p>
      <text:p text:style-name="P1"><text:span text:style-name="T3">&lt;</text:span><text:span text:style-name="T1">ul</text:span> <text:span text:style-name="T2">class</text:span>=<text:span text:style-name="T4">"navbar-nav me-auto mb-2 mb-lg-0"</text:span><text:span text:style-name="T3">&gt;</text:span></text:p>
      <text:p text:style-name="P1"><text:span text:style-name="T3">&lt;</text:span><text:span text:style-name="T1">li</text:span> <text:span text:style-name="T2">class</text:span>=<text:span text:style-name="T4">"nav-item"</text:span><text:span text:style-name="T3">&gt;</text:span></text:p>
      <text:p text:style-name="P1"><text:span text:style-name="T3">&lt;</text:span><text:span text:style-name="T1">a</text:span> <text:span text:style-name="T2">class</text:span>=<text:span text:style-name="T4">"nav-link active"</text:span> <text:span text:style-name="T2">aria-current</text:span>=<text:span text:style-name="T4">"page"</text:span> <text:span text:style-name="T2">href</text:span>=<text:span text:style-name="T4">"#"</text:span><text:span text:style-name="T3">&gt;</text:span>Inicio<text:span text:style-name="T3">&lt;/</text:span><text:span text:style-name="T1">a</text:span><text:span text:style-name="T3">&gt;</text:span></text:p>
      <text:p text:style-name="P1"><text:span text:style-name="T3">&lt;/</text:span><text:span text:style-name="T1">li</text:span><text:span text:style-name="T3">&gt;</text:span></text:p>
      <text:p text:style-name="P1"><text:span text:style-name="T3">&lt;</text:span><text:span text:style-name="T1">li</text:span> <text:span text:style-name="T2">class</text:span>=<text:span text:style-name="T4">"nav-item"</text:span><text:span text:style-name="T3">&gt;</text:span></text:p>
      <text:p text:style-name="P1"><text:span text:style-name="T3">&lt;</text:span><text:span text:style-name="T1">a</text:span> <text:span text:style-name="T2">class</text:span>=<text:span text:style-name="T4">"nav-link"</text:span> <text:span text:style-name="T2">href</text:span>=<text:span text:style-name="T4">"https://www.instagram.com/ianbuffa/"</text:span><text:span text:style-name="T3">&gt;</text:span>Acerca de nosotros<text:span text:style-name="T3">&lt;/</text:span><text:span text:style-name="T1">a</text:span><text:span text:style-name="T3">&gt;</text:span></text:p>
      <text:p text:style-name="P1"><text:span text:style-name="T3">&lt;/</text:span><text:span text:style-name="T1">li</text:span><text:span text:style-name="T3">&gt;</text:span></text:p>
      <text:p text:style-name="P1"><text:span text:style-name="T3">&lt;</text:span><text:span text:style-name="T1">li</text:span> <text:span text:style-name="T2">class</text:span>=<text:span text:style-name="T4">"nav-item dropdown"</text:span><text:span text:style-name="T3">&gt;</text:span></text:p>
      <text:p text:style-name="P1"><text:span text:style-name="T3">&lt;</text:span><text:span text:style-name="T1">a</text:span> <text:span text:style-name="T2">class</text:span>=<text:span text:style-name="T4">"nav-link dropdown-toggle"</text:span> <text:span text:style-name="T2">href</text:span>=<text:span text:style-name="T4">"#"</text:span> <text:span text:style-name="T2">role</text:span>=<text:span text:style-name="T4">"button"</text:span> <text:span text:style-name="T2">data-bs-toggle</text:span>=<text:span text:style-name="T4">"dropdown"</text:span> <text:span text:style-name="T2">aria-expanded</text:span>=<text:span text:style-name="T4">"false"</text:span><text:span text:style-name="T3">&gt;</text:span></text:p>
      <text:p text:style-name="P1">Inventario</text:p>
      <text:p text:style-name="P1"><text:span text:style-name="T3">&lt;/</text:span><text:span text:style-name="T1">a</text:span><text:span text:style-name="T3">&gt;</text:span></text:p>
      <text:p text:style-name="P1"><text:span text:style-name="T3">&lt;</text:span><text:span text:style-name="T1">ul</text:span> <text:span text:style-name="T2">class</text:span>=<text:span text:style-name="T4">"dropdown-menu"</text:span><text:span text:style-name="T3">&gt;</text:span></text:p>
      <text:p text:style-name="P1"><text:span text:style-name="T3">&lt;</text:span><text:span text:style-name="T1">li</text:span><text:span text:style-name="T3">&gt;&lt;</text:span><text:span text:style-name="T1">a</text:span> <text:span text:style-name="T2">class</text:span>=<text:span text:style-name="T4">"dropdown-item"</text:span> <text:span text:style-name="T2">href</text:span>=<text:span text:style-name="T4">"#"</text:span><text:span text:style-name="T3">&gt;</text:span>Action<text:span text:style-name="T3">&lt;/</text:span><text:span text:style-name="T1">a</text:span><text:span text:style-name="T3">&gt;&lt;/</text:span><text:span text:style-name="T1">li</text:span><text:span text:style-name="T3">&gt;</text:span></text:p>
      <text:p text:style-name="P1"><text:span text:style-name="T3">&lt;</text:span><text:span text:style-name="T1">li</text:span><text:span text:style-name="T3">&gt;&lt;</text:span><text:span text:style-name="T1">a</text:span> <text:span text:style-name="T2">class</text:span>=<text:span text:style-name="T4">"dropdown-item"</text:span> <text:span text:style-name="T2">href</text:span>=<text:span text:style-name="T4">"#"</text:span><text:span text:style-name="T3">&gt;</text:span>Another action<text:span text:style-name="T3">&lt;/</text:span><text:span text:style-name="T1">a</text:span><text:span text:style-name="T3">&gt;&lt;/</text:span><text:span text:style-name="T1">li</text:span><text:span text:style-name="T3">&gt;</text:span></text:p>
      <text:p text:style-name="P1"><text:span text:style-name="T3">&lt;</text:span><text:span text:style-name="T1">li</text:span><text:span text:style-name="T3">&gt;&lt;</text:span><text:span text:style-name="T1">hr</text:span> <text:span text:style-name="T2">class</text:span>=<text:span text:style-name="T4">"dropdown-divider"</text:span><text:span text:style-name="T3">&gt;&lt;/</text:span><text:span text:style-name="T1">li</text:span><text:span text:style-name="T3">&gt;</text:span></text:p>
      <text:p text:style-name="P1"><text:span text:style-name="T3">&lt;</text:span><text:span text:style-name="T1">li</text:span><text:span text:style-name="T3">&gt;&lt;</text:span><text:span text:style-name="T1">a</text:span> <text:span text:style-name="T2">class</text:span>=<text:span text:style-name="T4">"dropdown-item"</text:span> <text:span text:style-name="T2">href</text:span>=<text:span text:style-name="T4">"#"</text:span><text:span text:style-name="T3">&gt;</text:span>Something else here<text:span text:style-name="T3">&lt;/</text:span><text:span text:style-name="T1">a</text:span><text:span text:style-name="T3">&gt;&lt;/</text:span><text:span text:style-name="T1">li</text:span><text:span text:style-name="T3">&gt;</text:span></text:p>
      <text:p text:style-name="P1"><text:span text:style-name="T3">&lt;/</text:span><text:span text:style-name="T1">ul</text:span><text:span text:style-name="T3">&gt;</text:span></text:p>
      <text:p text:style-name="P1"><text:span text:style-name="T3">&lt;/</text:span><text:span text:style-name="T1">li</text:span><text:span text:style-name="T3">&gt;</text:span></text:p>
      <text:p text:style-name="P1"><text:span text:style-name="T3">&lt;</text:span><text:span text:style-name="T1">li</text:span> <text:span text:style-name="T2">class</text:span>=<text:span text:style-name="T4">"nav-item"</text:span><text:span text:style-name="T3">&gt;</text:span></text:p>
      <text:p text:style-name="P1"><text:span text:style-name="T3">&lt;</text:span><text:span text:style-name="T1">a</text:span> <text:span text:style-name="T2">class</text:span>=<text:span text:style-name="T4">"nav-link disabled"</text:span><text:span text:style-name="T3">&gt;</text:span>Disabled<text:span text:style-name="T3">&lt;/</text:span><text:span text:style-name="T1">a</text:span><text:span text:style-name="T3">&gt;</text:span></text:p>
      <text:p text:style-name="P1"><text:span text:style-name="T3">&lt;/</text:span><text:span text:style-name="T1">li</text:span><text:span text:style-name="T3">&gt;</text:span></text:p>
      <text:p text:style-name="P1"><text:span text:style-name="T3">&lt;/</text:span><text:span text:style-name="T1">ul</text:span><text:span text:style-name="T3">&gt;</text:span></text:p>
      <text:p text:style-name="P1"><text:span text:style-name="T3">&lt;</text:span><text:span text:style-name="T1">form</text:span> <text:span text:style-name="T2">class</text:span>=<text:span text:style-name="T4">"d-flex"</text:span> <text:span text:style-name="T2">role</text:span>=<text:span text:style-name="T4">"search"</text:span><text:span text:style-name="T3">&gt;</text:span></text:p>
      <text:p text:style-name="P1"><text:span text:style-name="T3">&lt;</text:span><text:span text:style-name="T1">input</text:span> <text:span text:style-name="T2">class</text:span>=<text:span text:style-name="T4">"form-control me-2"</text:span> <text:span text:style-name="T2">type</text:span>=<text:span text:style-name="T4">"search"</text:span> <text:span text:style-name="T2">placeholder</text:span>=<text:span text:style-name="T4">"Search"</text:span> <text:span text:style-name="T2">aria-label</text:span>=<text:span text:style-name="T4">"Buscar"</text:span><text:span text:style-name="T3">&gt;</text:span></text:p>
      <text:p text:style-name="P1"><text:span text:style-name="T3">&lt;</text:span><text:span text:style-name="T1">button</text:span> <text:span text:style-name="T2">class</text:span>=<text:span text:style-name="T4">"btn btn-outline-success"</text:span> <text:span text:style-name="T2">type</text:span>=<text:span text:style-name="T4">"submit"</text:span><text:span text:style-name="T3">&gt;</text:span>Buscar<text:span text:style-name="T3">&lt;/</text:span><text:span text:style-name="T1">button</text:span><text:span text:style-name="T3">&gt;</text:span></text:p>
      <text:p text:style-name="P1"><text:span text:style-name="T3">&lt;/</text:span><text:span text:style-name="T1">form</text:span><text:span text:style-name="T3">&gt;</text:span></text:p>
      <text:p text:style-name="P1"><text:soft-page-break/><text:span text:style-name="T3">&lt;/</text:span><text:span text:style-name="T1">div</text:span><text:span text:style-name="T3">&gt;</text:span></text:p>
      <text:p text:style-name="P1"><text:span text:style-name="T3">&lt;/</text:span><text:span text:style-name="T1">div</text:span><text:span text:style-name="T3">&gt;</text:span></text:p>
      <text:p text:style-name="P1"><text:span text:style-name="T3">&lt;/</text:span><text:span text:style-name="T1">nav</text:span><text:span text:style-name="T3">&gt;</text:span> </text:p>
      <text:p text:style-name="P1"><text:span text:style-name="T3">&lt;</text:span><text:span text:style-name="T1">form</text:span> <text:span text:style-name="T2">class</text:span>=<text:span text:style-name="T4">"row g-3"</text:span><text:span text:style-name="T3">&gt;</text:span></text:p>
      <text:p text:style-name="P1"><text:span text:style-name="T3">&lt;</text:span><text:span text:style-name="T1">div</text:span> <text:span text:style-name="T2">class</text:span>=<text:span text:style-name="T4">"col-auto"</text:span><text:span text:style-name="T3">&gt;</text:span></text:p>
      <text:p text:style-name="P1"><text:span text:style-name="T3">&lt;</text:span><text:span text:style-name="T1">label</text:span> <text:span text:style-name="T2">for</text:span>=<text:span text:style-name="T4">"staticEmail2"</text:span> <text:span text:style-name="T2">class</text:span>=<text:span text:style-name="T4">"visually-hidden"</text:span><text:span text:style-name="T3">&gt;</text:span>Email<text:span text:style-name="T3">&lt;/</text:span><text:span text:style-name="T1">label</text:span><text:span text:style-name="T3">&gt;</text:span></text:p>
      <text:p text:style-name="P1"><text:span text:style-name="T3">&lt;</text:span><text:span text:style-name="T1">input</text:span> <text:span text:style-name="T2">type</text:span>=<text:span text:style-name="T4">"mail"</text:span> <text:span text:style-name="T2">class</text:span>=<text:span text:style-name="T4">"form-control"</text:span> <text:span text:style-name="T2">id</text:span>=<text:span text:style-name="T4">"inputPassword2"</text:span> <text:span text:style-name="T2">placeholder</text:span>=<text:span text:style-name="T4">"Mail"</text:span><text:span text:style-name="T3">&gt;</text:span></text:p>
      <text:p text:style-name="P1"><text:span text:style-name="T3">&lt;/</text:span><text:span text:style-name="T1">div</text:span><text:span text:style-name="T3">&gt;</text:span></text:p>
      <text:p text:style-name="P1"><text:span text:style-name="T3">&lt;</text:span><text:span text:style-name="T1">div</text:span> <text:span text:style-name="T2">class</text:span>=<text:span text:style-name="T4">"col-auto"</text:span><text:span text:style-name="T3">&gt;</text:span></text:p>
      <text:p text:style-name="P1"><text:span text:style-name="T3">&lt;</text:span><text:span text:style-name="T1">label</text:span> <text:span text:style-name="T2">for</text:span>=<text:span text:style-name="T4">"inputPassword2"</text:span> <text:span text:style-name="T2">class</text:span>=<text:span text:style-name="T4">"visually-hidden"</text:span><text:span text:style-name="T3">&gt;</text:span>Password<text:span text:style-name="T3">&lt;/</text:span><text:span text:style-name="T1">label</text:span><text:span text:style-name="T3">&gt;</text:span></text:p>
      <text:p text:style-name="P1"><text:span text:style-name="T3">&lt;</text:span><text:span text:style-name="T1">input</text:span> <text:span text:style-name="T2">type</text:span>=<text:span text:style-name="T4">"password"</text:span> <text:span text:style-name="T2">class</text:span>=<text:span text:style-name="T4">"form-control"</text:span> <text:span text:style-name="T2">id</text:span>=<text:span text:style-name="T4">"inputPassword2"</text:span> <text:span text:style-name="T2">placeholder</text:span>=<text:span text:style-name="T4">"Password"</text:span><text:span text:style-name="T3">&gt;</text:span></text:p>
      <text:p text:style-name="P1"><text:span text:style-name="T3">&lt;/</text:span><text:span text:style-name="T1">div</text:span><text:span text:style-name="T3">&gt;</text:span></text:p>
      <text:p text:style-name="P1"><text:span text:style-name="T3">&lt;</text:span><text:span text:style-name="T1">div</text:span> <text:span text:style-name="T2">class</text:span>=<text:span text:style-name="T4">"col-auto"</text:span><text:span text:style-name="T3">&gt;</text:span></text:p>
      <text:p text:style-name="P1"><text:span text:style-name="T3">&lt;</text:span><text:span text:style-name="T1">button</text:span> <text:span text:style-name="T2">type</text:span>=<text:span text:style-name="T4">"submit"</text:span> <text:span text:style-name="T2">class</text:span>=<text:span text:style-name="T4">"btn btn-primary mb-3"</text:span><text:span text:style-name="T3">&gt;</text:span>Confirm identity<text:span text:style-name="T3">&lt;/</text:span><text:span text:style-name="T1">button</text:span><text:span text:style-name="T3">&gt;</text:span></text:p>
      <text:p text:style-name="P1"><text:span text:style-name="T3">&lt;/</text:span><text:span text:style-name="T1">div</text:span><text:span text:style-name="T3">&gt;</text:span></text:p>
      <text:p text:style-name="P1"><text:span text:style-name="T3">&lt;/</text:span><text:span text:style-name="T1">form</text:span><text:span text:style-name="T3">&gt;</text:span></text:p>
      <text:p text:style-name="P1"><text:span text:style-name="T3">&lt;/</text:span><text:span text:style-name="T1">body</text:span><text:span text:style-name="T3">&gt;</text:span></text:p>
      <text:p text:style-name="P1"><text:span text:style-name="T3">&lt;/</text:span><text:span text:style-name="T1">html</text:span><text:span text:style-name="T3">&gt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6:16:28.820380679</meta:creation-date>
    <dc:date>2023-03-21T16:17:03.449956872</dc:date>
    <meta:editing-duration>PT35S</meta:editing-duration>
    <meta:editing-cycles>1</meta:editing-cycles>
    <meta:document-statistic meta:table-count="0" meta:image-count="0" meta:object-count="0" meta:page-count="2" meta:paragraph-count="62" meta:word-count="160" meta:character-count="2304" meta:non-whitespace-character-count="2205"/>
    <meta:generator>LibreOffice/7.3.7.2$Linux_X86_64 LibreOffice_project/30$Build-2</meta:generator>
  </office:meta>
</office:document-meta>
</file>